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fo:font-style="italic" officeooo:rsid="000df707" officeooo:paragraph-rsid="000eeeed" style:font-size-asian="12pt" style:font-style-asian="italic" style:font-size-complex="12pt" style:font-style-complex="italic"/>
    </style:style>
    <style:style style:name="P2" style:family="paragraph" style:parent-style-name="Standard">
      <style:paragraph-properties fo:text-align="justify" style:justify-single-word="false"/>
      <style:text-properties style:font-name="Times New Roman" fo:font-size="12pt" fo:font-style="italic" officeooo:rsid="0011ae82" officeooo:paragraph-rsid="0011ae82" style:font-size-asian="12pt" style:font-style-asian="italic" style:font-size-complex="12pt" style:font-style-complex="italic"/>
    </style:style>
    <style:style style:name="P3"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officeooo:rsid="0011ae82" officeooo:paragraph-rsid="0011ae82" style:font-size-asian="12pt" style:font-style-asian="italic" style:font-size-complex="12pt" style:font-style-complex="italic"/>
    </style:style>
    <style:style style:name="T1" style:family="text">
      <style:text-properties officeooo:rsid="001311d2"/>
    </style:style>
    <style:style style:name="T2" style:family="text">
      <style:text-properties style:font-name="Times New Roman1" officeooo:rsid="0015ac07"/>
    </style:style>
    <style:style style:name="T3" style:family="text">
      <style:text-properties style:font-name="Times New Roman1" officeooo:rsid="000eeeed"/>
    </style:style>
    <style:style style:name="T4" style:family="text">
      <style:text-properties style:font-name="Times New Roman1" officeooo:rsid="0010dfde"/>
    </style:style>
    <style:style style:name="T5" style:family="text">
      <style:text-properties officeooo:rsid="000df707"/>
    </style:style>
    <style:style style:name="T6"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text:tab/></text:span><text:span text:style-name="T2">§ </text:span><text:span text:style-name="T3">160. </text:span><text:span text:style-name="T4">[...] </text:span><text:span text:style-name="T3">« </text:span><text:span text:style-name="T5">Illuec seront les grans merveilles et les grans proeces moustrees. Et la seront les vraies chevaleries Jhesu Crist desconvertes : quar les chevaleries terriennes devenront celestiaus ne ja nus n'en sera certains del termine qu'eles devenront celestiaus ne que eles deveront avenir. Mais devant ce qu'eles deveront avenir ne conmencier, rendera ceste lance sanc ausi com tu l'as veü. Ne jamais, des ores en avant, nule goute ne querra devant qu'eles deveront avenir. </text:span></text:p>
      <text:p text:style-name="P1"><text:span text:style-name="T2"><text:tab/>§ </text:span><text:span text:style-name="T1">161. </text:span>Ensi come tu as oï comenceront a avenir les merveilles, par toute la terre ou ceste lance sera, et seront si espoentables que toutes gens en seront esbahies ; si n'avenront fors pour la conoissance del Saint Graal et de la lance. Lors seront establies les merveilles a qui li vrai hardi abandonneront lor cors. Et par ce seront conneü cil qui les proueces avront en aus. Ne jamais, ce saces tu, les merveilles, dedens le Saint Graal, ne seront veües par nul home mortel fors par un seul. Et cil sera plains de toutes iceles bontés que cuers d'ome puisse avoir ne ne doive. Car il ert bons au siecle et bons a Dieu, come cil qui sera plains de toutes bontés, de proueces et de tous hardements. Aprés sera bons a Dieu : car il sera ades plains de charité et de grant religion, et sera souvraine cele de charité et de toute chastée. Et de ceste lance dont tu as esté ferus ne sera jamais touchiés que uns seus hom. Cil sera rois et descendera de ton lignage. Cil sera li daerrains des bons. Cil en sera ferus par mi les deus quisses, ne ja n'en garira jusques atant que les merveilles des Saint Graal seront descouvertes a celui qui sera tous plains de toutes bontés. Et cil qui de totes bontés sera plains et qui toutes ces merveilles verra, si sera li daerrains hom del lignage Nascien. Et tot ausi que Nasciens est le premerains de veoir les merveilles del Saint Graal, autresi sera cil li daerrains qui les verr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18T12:30:41.720582183</meta:creation-date>
    <dc:date>2015-05-19T18:05:17.690781783</dc:date>
    <dc:creator>Gauthier </dc:creator>
    <meta:editing-duration>P0D</meta:editing-duration>
    <meta:editing-cycles>6</meta:editing-cycles>
    <meta:generator>LibreOffice/4.2.7.2$Linux_X86_64 LibreOffice_project/420m0$Build-2</meta:generator>
    <meta:document-statistic meta:table-count="0" meta:image-count="0" meta:object-count="0" meta:page-count="1" meta:paragraph-count="2" meta:word-count="344" meta:character-count="1906" meta:non-whitespace-character-count="1561"/>
  </office:meta>
</office:document-meta>
</file>